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bf295" officeooo:paragraph-rsid="001bf295"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bf295" officeooo:paragraph-rsid="001bf295"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normal" officeooo:rsid="001bf295" officeooo:paragraph-rsid="001bf295" style:font-size-asian="16pt" style:font-weight-asian="normal" style:font-size-complex="16pt" style:font-weight-complex="normal"/>
    </style:style>
    <style:style style:name="P4" style:family="paragraph" style:parent-style-name="Standard">
      <style:text-properties fo:color="#ce181e"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bf295" officeooo:paragraph-rsid="001bf295"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bold" officeooo:rsid="001bf295" officeooo:paragraph-rsid="001bf295" style:font-size-asian="14pt" style:font-weight-asian="bold" style:font-size-complex="14pt" style:font-weight-complex="bold"/>
    </style:style>
    <style:style style:name="T1" style:family="text">
      <style:text-properties fo:color="#ce181e"/>
    </style:style>
    <style:style style:name="T2" style:family="text">
      <style:text-properties fo:font-weight="normal" style:font-weight-asian="normal" style:font-weight-complex="normal"/>
    </style:style>
    <style:style style:name="T3" style:family="text">
      <style:text-properties fo:color="#62a73b"/>
    </style:style>
    <style:style style:name="T4" style:family="text">
      <style:text-properties fo:color="#f7a19a"/>
    </style:style>
    <style:style style:name="T5" style:family="text">
      <style:text-properties fo:color="#f04e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iones o Métodos en Ruby</text:p>
      <text:p text:style-name="P1"/>
      <text:p text:style-name="P2"/>
      <text:p text:style-name="P5"><text:span text:style-name="T1">def</text:span> area_circulo(radio)</text:p>
      <text:p text:style-name="P5"><text:s text:c="2"/><text:span text:style-name="T3">Math::PI</text:span> * (radio ** 2)</text:p>
      <text:p text:style-name="P4">end</text:p>
      <text:p text:style-name="P5"/>
      <text:p text:style-name="P5">print <text:span text:style-name="T5">"Cual es el radio del circulo?"</text:span></text:p>
      <text:p text:style-name="P5">radio = gets.to_i</text:p>
      <text:p text:style-name="P5"/>
      <text:p text:style-name="P5">puts <text:span text:style-name="T5">"Tu ciculo tiene un area de #{area_circulo(radio)}"</text:span></text:p>
      <text:p text:style-name="P6"/>
      <text:p text:style-name="P2"/>
      <text:p text:style-name="P3">A medida que tus programas se vuelven más y más complicados, querrás agrupar código en funciones que puedan ser llamadas una y otra vez.</text:p>
      <text:p text:style-name="P3"/>
      <text:p text:style-name="P3">Una función inicia con def, seguida del nombre. Después viene cualquier variable que se necesite, seguida del propio cuerpo de la función. Por último, la definición de funciones se termina con la palabra clave end.</text:p>
      <text:p text:style-name="P3"/>
      <text:p text:style-name="P3">Algunos programadores te dirán que técnicamente Ruby no tiene funciones, y que realmente todos son métodos. Sería bueno golpear a estas personas.</text:p>
      <text:p text:style-name="P3"/>
      <text:p text:style-name="P3"/>
      <text:p text:style-name="P2"><text:a xlink:type="simple" xlink:href="http://es.railsbridge.org/ruby/funciones" text:style-name="Internet_20_link" text:visited-style-name="Visited_20_Internet_20_Link"><text:span text:style-name="T2">http://es.railsbridge.org/ruby/funciones</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22:27:32.235646093</meta:creation-date>
    <dc:date>2018-08-30T22:32:46.468928341</dc:date>
    <meta:editing-duration>PT5M16S</meta:editing-duration>
    <meta:editing-cycles>1</meta:editing-cycles>
    <meta:document-statistic meta:table-count="0" meta:image-count="0" meta:object-count="0" meta:page-count="1" meta:paragraph-count="11" meta:word-count="113" meta:character-count="723" meta:non-whitespace-character-count="619"/>
    <meta:generator>LibreOffice/6.0.3.2$Linux_X86_64 LibreOffice_project/00m0$Build-2</meta:generator>
  </office:meta>
</office:document-meta>
</file>